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Lånesum</text:p>
          </table:table-cell>
          <table:table-cell table:style-name="Default" office:value-type="float" office:value="7500" calcext:value-type="float">
            <text:p>750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Etableringsgebyr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Månedlig rente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Månedlig gebyr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Rente</text:p>
          </table:table-cell>
          <table:table-cell table:style-name="Default" office:value-type="string" calcext:value-type="string">
            <text:p>Gebyr</text:p>
          </table:table-cell>
          <table:table-cell table:style-name="Default" office:value-type="string" calcext:value-type="string">
            <text:p>Gjeld</text:p>
          </table:table-cell>
        </table:table-row>
        <table:table-row table:style-name="ro1">
          <table:table-cell office:value-type="string" calcext:value-type="string">
            <text:p>Måned 1</text:p>
          </table:table-cell>
          <table:table-cell table:formula="of:=[.B1]+[.B2]" office:value-type="float" office:value="7750" calcext:value-type="float">
            <text:p>7750.00</text:p>
          </table:table-cell>
          <table:table-cell table:formula="of:=[.B7]*[.B$3]" office:value-type="float" office:value="116.25" calcext:value-type="float">
            <text:p>116.25</text:p>
          </table:table-cell>
          <table:table-cell table:formula="of:=[.B$4]" office:value-type="float" office:value="15" calcext:value-type="float">
            <text:p>15.00</text:p>
          </table:table-cell>
          <table:table-cell table:formula="of:=[.B7]+[.C7]+[.D7]" office:value-type="float" office:value="7881.25" calcext:value-type="float">
            <text:p>7881.25</text:p>
          </table:table-cell>
        </table:table-row>
        <table:table-row table:style-name="ro1">
          <table:table-cell office:value-type="string" calcext:value-type="string">
            <text:p>Måned 2</text:p>
          </table:table-cell>
          <table:table-cell table:formula="of:=[.E7]" office:value-type="float" office:value="7881.25" calcext:value-type="float">
            <text:p>7881.25</text:p>
          </table:table-cell>
          <table:table-cell table:formula="of:=[.B8]*[.B$3]" office:value-type="float" office:value="118.21875" calcext:value-type="float">
            <text:p>118.22</text:p>
          </table:table-cell>
          <table:table-cell table:formula="of:=[.B$4]" office:value-type="float" office:value="15" calcext:value-type="float">
            <text:p>15.00</text:p>
          </table:table-cell>
          <table:table-cell table:formula="of:=[.B8]+[.C8]+[.D8]" office:value-type="float" office:value="8014.46875" calcext:value-type="float">
            <text:p>8014.47</text:p>
          </table:table-cell>
        </table:table-row>
        <table:table-row table:style-name="ro1">
          <table:table-cell office:value-type="string" calcext:value-type="string">
            <text:p>Måned 3</text:p>
          </table:table-cell>
          <table:table-cell table:formula="of:=[.E8]" office:value-type="float" office:value="8014.46875" calcext:value-type="float">
            <text:p>8014.47</text:p>
          </table:table-cell>
          <table:table-cell table:formula="of:=[.B9]*[.B$3]" office:value-type="float" office:value="120.21703125" calcext:value-type="float">
            <text:p>120.22</text:p>
          </table:table-cell>
          <table:table-cell table:formula="of:=[.B$4]" office:value-type="float" office:value="15" calcext:value-type="float">
            <text:p>15.00</text:p>
          </table:table-cell>
          <table:table-cell table:formula="of:=[.B9]+[.C9]+[.D9]" office:value-type="float" office:value="8149.68578125" calcext:value-type="float">
            <text:p>8149.69</text:p>
          </table:table-cell>
        </table:table-row>
        <table:table-row table:style-name="ro1">
          <table:table-cell office:value-type="string" calcext:value-type="string">
            <text:p>Måned 4</text:p>
          </table:table-cell>
          <table:table-cell table:formula="of:=[.E9]" office:value-type="float" office:value="8149.68578125" calcext:value-type="float">
            <text:p>8149.69</text:p>
          </table:table-cell>
          <table:table-cell table:formula="of:=[.B10]*[.B$3]" office:value-type="float" office:value="122.24528671875" calcext:value-type="float">
            <text:p>122.25</text:p>
          </table:table-cell>
          <table:table-cell table:formula="of:=[.B$4]" office:value-type="float" office:value="15" calcext:value-type="float">
            <text:p>15.00</text:p>
          </table:table-cell>
          <table:table-cell table:formula="of:=[.B10]+[.C10]+[.D10]" office:value-type="float" office:value="8286.93106796875" calcext:value-type="float">
            <text:p>8286.93</text:p>
          </table:table-cell>
        </table:table-row>
        <table:table-row table:style-name="ro1">
          <table:table-cell office:value-type="string" calcext:value-type="string">
            <text:p>Måned 5</text:p>
          </table:table-cell>
          <table:table-cell table:formula="of:=[.E10]" office:value-type="float" office:value="8286.93106796875" calcext:value-type="float">
            <text:p>8286.93</text:p>
          </table:table-cell>
          <table:table-cell table:formula="of:=[.B11]*[.B$3]" office:value-type="float" office:value="124.303966019531" calcext:value-type="float">
            <text:p>124.30</text:p>
          </table:table-cell>
          <table:table-cell table:formula="of:=[.B$4]" office:value-type="float" office:value="15" calcext:value-type="float">
            <text:p>15.00</text:p>
          </table:table-cell>
          <table:table-cell table:formula="of:=[.B11]+[.C11]+[.D11]" office:value-type="float" office:value="8426.23503398828" calcext:value-type="float">
            <text:p>8426.24</text:p>
          </table:table-cell>
        </table:table-row>
        <table:table-row table:style-name="ro1">
          <table:table-cell office:value-type="string" calcext:value-type="string">
            <text:p>Måned 6</text:p>
          </table:table-cell>
          <table:table-cell table:formula="of:=[.E11]" office:value-type="float" office:value="8426.23503398828" calcext:value-type="float">
            <text:p>8426.24</text:p>
          </table:table-cell>
          <table:table-cell table:formula="of:=[.B12]*[.B$3]" office:value-type="float" office:value="126.393525509824" calcext:value-type="float">
            <text:p>126.39</text:p>
          </table:table-cell>
          <table:table-cell table:formula="of:=[.B$4]" office:value-type="float" office:value="15" calcext:value-type="float">
            <text:p>15.00</text:p>
          </table:table-cell>
          <table:table-cell table:formula="of:=[.B12]+[.C12]+[.D12]" office:value-type="float" office:value="8567.62855949811" calcext:value-type="float">
            <text:p>8567.63</text:p>
          </table:table-cell>
        </table:table-row>
        <table:table-row table:style-name="ro1">
          <table:table-cell office:value-type="string" calcext:value-type="string">
            <text:p>Måned 7</text:p>
          </table:table-cell>
          <table:table-cell table:formula="of:=[.E12]" office:value-type="float" office:value="8567.62855949811" calcext:value-type="float">
            <text:p>8567.63</text:p>
          </table:table-cell>
          <table:table-cell table:formula="of:=[.B13]*[.B$3]" office:value-type="float" office:value="128.514428392472" calcext:value-type="float">
            <text:p>128.51</text:p>
          </table:table-cell>
          <table:table-cell table:formula="of:=[.B$4]" office:value-type="float" office:value="15" calcext:value-type="float">
            <text:p>15.00</text:p>
          </table:table-cell>
          <table:table-cell table:formula="of:=[.B13]+[.C13]+[.D13]" office:value-type="float" office:value="8711.14298789058" calcext:value-type="float">
            <text:p>8711.14</text:p>
          </table:table-cell>
        </table:table-row>
        <table:table-row table:style-name="ro1">
          <table:table-cell office:value-type="string" calcext:value-type="string">
            <text:p>Måned 8</text:p>
          </table:table-cell>
          <table:table-cell table:formula="of:=[.E13]" office:value-type="float" office:value="8711.14298789058" calcext:value-type="float">
            <text:p>8711.14</text:p>
          </table:table-cell>
          <table:table-cell table:formula="of:=[.B14]*[.B$3]" office:value-type="float" office:value="130.667144818359" calcext:value-type="float">
            <text:p>130.67</text:p>
          </table:table-cell>
          <table:table-cell table:formula="of:=[.B$4]" office:value-type="float" office:value="15" calcext:value-type="float">
            <text:p>15.00</text:p>
          </table:table-cell>
          <table:table-cell table:formula="of:=[.B14]+[.C14]+[.D14]" office:value-type="float" office:value="8856.81013270894" calcext:value-type="float">
            <text:p>8856.81</text:p>
          </table:table-cell>
        </table:table-row>
        <table:table-row table:style-name="ro1">
          <table:table-cell office:value-type="string" calcext:value-type="string">
            <text:p>Måned 9</text:p>
          </table:table-cell>
          <table:table-cell table:formula="of:=[.E14]" office:value-type="float" office:value="8856.81013270894" calcext:value-type="float">
            <text:p>8856.81</text:p>
          </table:table-cell>
          <table:table-cell table:formula="of:=[.B15]*[.B$3]" office:value-type="float" office:value="132.852151990634" calcext:value-type="float">
            <text:p>132.85</text:p>
          </table:table-cell>
          <table:table-cell table:formula="of:=[.B$4]" office:value-type="float" office:value="15" calcext:value-type="float">
            <text:p>15.00</text:p>
          </table:table-cell>
          <table:table-cell table:formula="of:=[.B15]+[.C15]+[.D15]" office:value-type="float" office:value="9004.66228469957" calcext:value-type="float">
            <text:p>9004.66</text:p>
          </table:table-cell>
        </table:table-row>
        <table:table-row table:style-name="ro1">
          <table:table-cell office:value-type="string" calcext:value-type="string">
            <text:p>Måned 10</text:p>
          </table:table-cell>
          <table:table-cell table:formula="of:=[.E15]" office:value-type="float" office:value="9004.66228469957" calcext:value-type="float">
            <text:p>9004.66</text:p>
          </table:table-cell>
          <table:table-cell table:formula="of:=[.B16]*[.B$3]" office:value-type="float" office:value="135.069934270494" calcext:value-type="float">
            <text:p>135.07</text:p>
          </table:table-cell>
          <table:table-cell table:formula="of:=[.B$4]" office:value-type="float" office:value="15" calcext:value-type="float">
            <text:p>15.00</text:p>
          </table:table-cell>
          <table:table-cell table:formula="of:=[.B16]+[.C16]+[.D16]" office:value-type="float" office:value="9154.73221897006" calcext:value-type="float">
            <text:p>9154.73</text:p>
          </table:table-cell>
        </table:table-row>
        <table:table-row table:style-name="ro1">
          <table:table-cell office:value-type="string" calcext:value-type="string">
            <text:p>Måned 11</text:p>
          </table:table-cell>
          <table:table-cell table:formula="of:=[.E16]" office:value-type="float" office:value="9154.73221897006" calcext:value-type="float">
            <text:p>9154.73</text:p>
          </table:table-cell>
          <table:table-cell table:formula="of:=[.B17]*[.B$3]" office:value-type="float" office:value="137.320983284551" calcext:value-type="float">
            <text:p>137.32</text:p>
          </table:table-cell>
          <table:table-cell table:formula="of:=[.B$4]" office:value-type="float" office:value="15" calcext:value-type="float">
            <text:p>15.00</text:p>
          </table:table-cell>
          <table:table-cell table:formula="of:=[.B17]+[.C17]+[.D17]" office:value-type="float" office:value="9307.05320225461" calcext:value-type="float">
            <text:p>9307.05</text:p>
          </table:table-cell>
        </table:table-row>
        <table:table-row table:style-name="ro1">
          <table:table-cell office:value-type="string" calcext:value-type="string">
            <text:p>Måned 12</text:p>
          </table:table-cell>
          <table:table-cell table:formula="of:=[.E17]" office:value-type="float" office:value="9307.05320225461" calcext:value-type="float">
            <text:p>9307.05</text:p>
          </table:table-cell>
          <table:table-cell table:formula="of:=[.B18]*[.B$3]" office:value-type="float" office:value="139.605798033819" calcext:value-type="float">
            <text:p>139.61</text:p>
          </table:table-cell>
          <table:table-cell table:formula="of:=[.B$4]" office:value-type="float" office:value="15" calcext:value-type="float">
            <text:p>15.00</text:p>
          </table:table-cell>
          <table:table-cell table:formula="of:=[.B18]+[.C18]+[.D18]" office:value-type="float" office:value="9461.65900028843" calcext:value-type="float">
            <text:p>9461.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07:26:21.322437533</meta:creation-date>
    <dc:date>2024-08-07T07:44:54.743397549</dc:date>
    <meta:editing-duration>PT7M26S</meta:editing-duration>
    <meta:editing-cycles>1</meta:editing-cycles>
    <meta:document-statistic meta:table-count="1" meta:cell-count="71" meta:object-count="0"/>
    <meta:generator>LibreOffice/24.2.5.2$Linux_X86_64 LibreOffice_project/d6e8b0f3fc6e8af2b00cf4969fd0d2fa45b9a62e</meta:generator>
  </office:meta>
</office:document-meta>
</file>